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style:font-name="FreeSans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FreeSans" officeooo:rsid="000ca440" officeooo:paragraph-rsid="000ca440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FreeSans" officeooo:rsid="0021310a" officeooo:paragraph-rsid="0021310a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18bdfc" officeooo:paragraph-rsid="000ca440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paragraph-rsid="000a49f7" style:font-size-asian="11pt" style:font-size-complex="11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16debf" officeooo:paragraph-rsid="000a49f7" style:font-size-asian="11pt" style:font-size-complex="11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paragraph-rsid="000a49f7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rsid="000ca440" officeooo:paragraph-rsid="000ca440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FreeSans" officeooo:rsid="001ae6c6" officeooo:paragraph-rsid="0021310a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FreeSans" officeooo:rsid="00229bb0" officeooo:paragraph-rsid="00229bb0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FreeSans" officeooo:rsid="0027509c" officeooo:paragraph-rsid="0027509c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FreeSans" officeooo:rsid="0028ee90" officeooo:paragraph-rsid="0028ee90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FreeSans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font-name="FreeSans" officeooo:rsid="002a5466" officeooo:paragraph-rsid="002a5466"/>
    </style:style>
    <style:style style:name="P18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reeSans" fo:font-size="14pt" fo:font-weight="bold" officeooo:rsid="0029860e" officeooo:paragraph-rsid="0029860e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000000" fo:font-size="11pt" fo:letter-spacing="normal" fo:font-style="normal" fo:font-weight="normal" officeooo:rsid="0016debf" style:font-size-asian="11pt" style:font-size-complex="11pt"/>
    </style:style>
    <style:style style:name="T3" style:family="text">
      <style:text-properties officeooo:rsid="001ae6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alestra mostra o Rádio como ferramenta para promover a educação</text:p>
      <text:p text:style-name="P1"/>
      <text:p text:style-name="P1"><text:s/></text:p>
      <text:p text:style-name="P17">Atividade realizada dentro do Fórum Internacional Software Livre mostrou o alcance e potencial que o meio de comunicação possui para promover o ensino e conhecimento nas escolas</text:p>
      <text:p text:style-name="P17"></text:p>
      <text:p text:style-name="P17"/>
      <text:p text:style-name="P17">O avanço constante de novas tecnologias não tira do ar a força do Rádio e o tema também esteve presente no Fórum Internacional Software Livre (FISL) realizado desde quarta-feira (07/05) no Centro de Eventos da PUCRS, em Porto Alegre. A palestra "o Rádio e a rádio escolar" trouxe perspectivas sociais e históricas do rádio, no Espaço Paulo Freire, dentro do FISL. O assunto foi apresentado no sábado (10/05) por Aline Dilkin, de Chapecó (SC), que é formada em jornalismo e mostrou que a educação e a comunicação andam em caminhos paralelos, por isso gerando o termo "Educomunicação".</text:p>
      <text:p text:style-name="P17"></text:p>
      <text:p text:style-name="P17">- A ideia é utilizar ferramentas de instrumentos da mídia para a educação e por que escolhemos o rádio? Porque ele é de fácil acesso a todo mundo. Dentro das escolas, fora das escolas, em projetos e na internet. É muito fácil, hoje, fazer rádio. Então as escolas acabam se apropriando dessa ferramenta - explicou.</text:p>
      <text:p text:style-name="P17"></text:p>
      <text:p text:style-name="P17">O palestrante Manolo Silveiro Cachafe comenta que o poder público municipal de Porto Alegre usa esse personagem como elemento para fazer uma educação para a ciência.</text:p>
      <text:p text:style-name="P17"></text:p>
      <text:p text:style-name="P17">- Ele foi um grande personagem que a gente conhece pouco e a Edu Comunicação entra nessa perspectiva de mostrar as coisas que temos hoje - disse.</text:p>
      <text:p text:style-name="P17"></text:p>
      <text:p text:style-name="P17">A história de Padre Landell de Moura pode ser dividida em duas partes: um é o inventor do Rádio e outro é quando o rádio, querendo ou não, passou a ser usado como ferramenta de educação. A Educomunicação é um conceito ou metodologia pedagógica que propõe o uso de recursos tecnológicos modernos e técnicas da comunicação na aprendizagem através de meios de mídia.</text:p>
      <text:p text:style-name="P17"></text:p>
      <text:p text:style-name="P17">O Padre Landell de Moura construiu o primeiro transmissor sem fio para a transmissão de mensagens, em 1892. Em 1894, realizou a primeira transmissão por meio de ondas hertzianas, com uma transmissão gerada do alto de um morro da Avenida Paulista e o alto de Sant'Anna, em São Paulo. A emissão cobriu uma distância de oito quilômetros. Entre 1903 e 1904, Landell de Moura conseguiu, nos Estados Unidos, as patentes de três inventos: o transmissor de ondas (hertzianas ou landellianas), o telefone sem fio e o telégrafo sem fio.</text:p>
      <text:p text:style-name="P3"/>
      <text:p text:style-name="P2">O FISL ocorre de 7 a 10 de maio no Centro de Eventos da PUCRS, localizado na Avenida Ipiranga, n° 6681. A programação completa, outras informações e inscrições podem ser obtidos no site <text:a xlink:type="simple" xlink:href="http://www.fisl.org.br/">www.fisl.org.br</text:a>. </text:p>
      <text:p text:style-name="P6"/>
      <text:p text:style-name="P6">Sobre o FISL </text:p>
      <text:p text:style-name="P5"/>
      <text:p text:style-name="P5">O Fórum Internacional Software Livre esteve sempre propondo os debates mais prementes sobre tecnologia e liberdade. O sucesso é resultado do trabalho, da colaboração e do envolvimento de milhares de pessoas que acreditam nas soluções tecnológicas e educacionais livres, no conhecimento como bem público e na força de tecnologias de informação como ferramentas de empoderamento para a democracia. </text:p>
      <text:p text:style-name="P5"/>
      <text:p text:style-name="P6">Assessoria de Imprensa </text:p>
      <text:p text:style-name="P5">Fones: (51) 3361.6016 / (51) 8536.0690 / (51) 8536.0691 </text:p>
      <text:p text:style-name="P5">E-mail: <text:s/>playpress@playpress.com.br</text:p>
      <text:p text:style-name="P5"/>
      <text:p text:style-name="P5"><text:soft-page-break/>Redação: Mariana da Rosa </text:p>
      <text:p text:style-name="P5">Coordenação: Marcelo Matusiak</text:p>
      <text:p text:style-name="P4"/>
      <text:p text:style-name="P7">Material promocional do FISL e logotipo em alta resolução e vetorial:</text:p>
      <text:p text:style-name="P10"><text:a xlink:type="simple" xlink:href="http://comunicacao.softwarelivre.org/fisl15"><text:span text:style-name="T2">http://comunicacao.softwarelivre.org/fisl15</text:span></text:a></text:p>
      <text:p text:style-name="P9"/>
      <text:p text:style-name="P8">Fotos em alta resolução da última edição do FISL:</text:p>
      <text:p text:style-name="P11"><text:a xlink:type="simple" xlink:href="https://www.flickr.com/photos/fisl14"><text:span text:style-name="T1">https://www.flickr.com/photos/fisl14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yPress</meta:initial-creator>
    <dc:creator>Adriana </dc:creator>
    <meta:editing-cycles>22</meta:editing-cycles>
    <meta:creation-date>2014-04-30T13:37:00</meta:creation-date>
    <dc:date>2014-05-10T16:37:05.190320056</dc:date>
    <meta:editing-duration>PT44M20S</meta:editing-duration>
    <meta:generator>LibreOffice/4.1.2.3$Linux_X86_64 LibreOffice_project/410m0$Build-3</meta:generator>
    <meta:document-statistic meta:table-count="0" meta:image-count="0" meta:object-count="0" meta:page-count="2" meta:paragraph-count="27" meta:word-count="532" meta:character-count="3326" meta:non-whitespace-character-count="279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